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5FAA14F2A7EBF1F53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, sans-serif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4pt" fo:font-weight="bold" officeooo:rsid="001915b6" officeooo:paragraph-rsid="001915b6" style:font-size-asian="21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x="-0.656cm" svg:y="1.058cm" svg:width="20.313cm" svg:height="25.899cm" draw:z-index="0"><draw:image xlink:href="Pictures/10000000000004B0000005FAA14F2A7EBF1F53AE.jpg" xlink:type="simple" xlink:show="embed" xlink:actuate="onLoad"/></draw:frame>VIP DC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, sans-serif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1:53:43.170523619</meta:creation-date>
    <dc:date>2018-08-31T22:12:25.049937354</dc:date>
    <meta:editing-duration>PT8M27S</meta:editing-duration>
    <meta:editing-cycles>1</meta:editing-cycles>
    <meta:document-statistic meta:table-count="0" meta:image-count="1" meta:object-count="0" meta:page-count="1" meta:paragraph-count="1" meta:word-count="3" meta:character-count="11" meta:non-whitespace-character-count="9"/>
    <meta:generator>LibreOffice/5.3.1.2$Linux_X86_64 LibreOffice_project/30m0$Build-2</meta:generator>
  </office:meta>
</office:document-meta>
</file>